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5.2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Heading">
      <style:paragraph-properties fo:text-align="start" style:justify-single-word="false"/>
      <style:text-properties officeooo:rsid="0023473c" officeooo:paragraph-rsid="0023473c"/>
    </style:style>
    <style:style style:name="P2" style:family="paragraph" style:parent-style-name="Table_20_Heading">
      <style:paragraph-properties fo:text-align="start" style:justify-single-word="false"/>
      <style:text-properties fo:font-weight="bold" officeooo:rsid="0023473c" officeooo:paragraph-rsid="0023473c" style:font-weight-asian="bold" style:font-weight-complex="bold"/>
    </style:style>
    <style:style style:name="P3" style:family="paragraph" style:parent-style-name="Text_20_body">
      <style:text-properties officeooo:rsid="001e5b94" officeooo:paragraph-rsid="001e5b94"/>
    </style:style>
    <style:style style:name="P4" style:family="paragraph" style:parent-style-name="Text_20_body">
      <style:paragraph-properties fo:text-align="center" style:justify-single-word="false"/>
      <style:text-properties officeooo:rsid="001e5b94" officeooo:paragraph-rsid="001e5b94"/>
    </style:style>
    <style:style style:name="P5" style:family="paragraph" style:parent-style-name="Text_20_body">
      <style:text-properties officeooo:rsid="001ffece" officeooo:paragraph-rsid="001ffece"/>
    </style:style>
    <style:style style:name="P6" style:family="paragraph" style:parent-style-name="Text_20_body">
      <style:text-properties fo:font-style="italic" officeooo:rsid="001ffece" officeooo:paragraph-rsid="001ffece" style:font-style-asian="italic" style:font-style-complex="italic"/>
    </style:style>
    <style:style style:name="P7" style:family="paragraph" style:parent-style-name="Text_20_body">
      <style:text-properties officeooo:rsid="0021afd3" officeooo:paragraph-rsid="0021afd3"/>
    </style:style>
    <style:style style:name="P8" style:family="paragraph" style:parent-style-name="Text_20_body">
      <style:text-properties officeooo:rsid="0023473c" officeooo:paragraph-rsid="0023473c"/>
    </style:style>
    <style:style style:name="P9" style:family="paragraph" style:parent-style-name="Text_20_body">
      <style:text-properties officeooo:rsid="002bc67a" officeooo:paragraph-rsid="002bc67a"/>
    </style:style>
    <style:style style:name="P10" style:family="paragraph" style:parent-style-name="Text_20_body">
      <style:text-properties officeooo:rsid="002be2f0" officeooo:paragraph-rsid="002be2f0"/>
    </style:style>
    <style:style style:name="P11" style:family="paragraph" style:parent-style-name="Text_20_body" style:list-style-name="L1">
      <style:text-properties officeooo:rsid="002be2f0" officeooo:paragraph-rsid="002be2f0"/>
    </style:style>
    <style:style style:name="P12" style:family="paragraph" style:parent-style-name="Title">
      <style:text-properties officeooo:rsid="001e5b94" officeooo:paragraph-rsid="001e5b94"/>
    </style:style>
    <style:style style:name="P13" style:family="paragraph" style:parent-style-name="Heading_20_1">
      <style:paragraph-properties fo:break-before="page"/>
      <style:text-properties officeooo:rsid="001ffece" officeooo:paragraph-rsid="001ffece"/>
    </style:style>
    <style:style style:name="P14" style:family="paragraph" style:parent-style-name="Subtitle">
      <style:text-properties officeooo:rsid="001e5b94" officeooo:paragraph-rsid="001e5b94"/>
    </style:style>
    <style:style style:name="P15" style:family="paragraph" style:parent-style-name="Heading_20_2">
      <style:text-properties officeooo:rsid="0021afd3" officeooo:paragraph-rsid="0021afd3"/>
    </style:style>
    <style:style style:name="P16" style:family="paragraph" style:parent-style-name="Heading_20_2">
      <style:text-properties officeooo:rsid="0023c84a" officeooo:paragraph-rsid="0023c84a"/>
    </style:style>
    <style:style style:name="P17" style:family="paragraph" style:parent-style-name="Heading_20_2">
      <style:text-properties officeooo:rsid="002bc67a" officeooo:paragraph-rsid="002bc67a"/>
    </style:style>
    <style:style style:name="P18" style:family="paragraph" style:parent-style-name="Table_20_Contents">
      <style:paragraph-properties fo:text-align="start" style:justify-single-word="false"/>
      <style:text-properties officeooo:rsid="0023473c" officeooo:paragraph-rsid="0023473c"/>
    </style:style>
    <style:style style:name="P19" style:family="paragraph" style:parent-style-name="Table_20_Contents">
      <style:paragraph-properties fo:text-align="start" style:justify-single-word="false"/>
      <style:text-properties fo:font-style="italic" officeooo:rsid="0023473c" officeooo:paragraph-rsid="0023473c" style:font-style-asian="italic" style:font-style-complex="italic"/>
    </style:style>
    <style:style style:name="P20" style:family="paragraph" style:parent-style-name="Table_20_Contents">
      <style:paragraph-properties fo:text-align="start" style:justify-single-word="false"/>
      <style:text-properties fo:font-weight="bold" officeooo:rsid="0023473c" officeooo:paragraph-rsid="0023473c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weight="bold" officeooo:rsid="0023c84a" officeooo:paragraph-rsid="0023c84a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weight="bold" officeooo:rsid="00254914" officeooo:paragraph-rsid="00254914" style:font-weight-asian="bold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weight="bold" officeooo:rsid="00258215" officeooo:paragraph-rsid="00258215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weight="bold" officeooo:rsid="0028e31a" officeooo:paragraph-rsid="0028e31a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normal" officeooo:rsid="0023c84a" officeooo:paragraph-rsid="0023c84a" style:font-weight-asian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0254914" officeooo:paragraph-rsid="00254914" style:font-weight-asian="bold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0258215" officeooo:paragraph-rsid="00258215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028e31a" officeooo:paragraph-rsid="0028e31a" style:font-weight-asian="bold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officeooo:rsid="00254914" officeooo:paragraph-rsid="00254914"/>
    </style:style>
    <style:style style:name="P30" style:family="paragraph" style:parent-style-name="Table_20_Contents">
      <style:paragraph-properties fo:text-align="start" style:justify-single-word="false"/>
      <style:text-properties officeooo:rsid="00258215" officeooo:paragraph-rsid="00258215"/>
    </style:style>
    <style:style style:name="P31" style:family="paragraph" style:parent-style-name="Table_20_Contents">
      <style:paragraph-properties fo:text-align="start" style:justify-single-word="false"/>
      <style:text-properties officeooo:rsid="00279dea" officeooo:paragraph-rsid="00279de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21afd3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54914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officeooo:rsid="0023c84a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254914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258215" style:font-weight-asian="normal" style:font-weight-complex="normal"/>
    </style:style>
    <style:style style:name="T12" style:family="text">
      <style:text-properties officeooo:rsid="00254914"/>
    </style:style>
    <style:style style:name="T13" style:family="text">
      <style:text-properties officeooo:rsid="00258215"/>
    </style:style>
    <style:style style:name="T14" style:family="text">
      <style:text-properties officeooo:rsid="002d0b7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Report Project Qubic</text:p>
      <text:p text:style-name="P14">Module 2 – Software System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Beitske Flake<text:line-break/><text:span text:style-name="T1">s1592335</text:span></text:p>
      <text:p text:style-name="P4"><text:span text:style-name="T2"/></text:p>
      <text:h text:style-name="P13" text:outline-level="1">Report</text:h>
      <text:p text:style-name="P6">5 February 2017</text:p>
      <text:h text:style-name="P15" text:outline-level="2">Short introduction</text:h>
      <text:p text:style-name="P5">I started this project with a <text:span text:style-name="T3">large backlog. Illness, personal circumstances and poor communication with my (former) project-partner made me lose sight on the whole programming project. In the end I managed to catch up, finishing my lab exercises on Wednesday 01-02. That was also the day I was finally able to completely start on my project.</text:span></text:p>
      <text:p text:style-name="P8">The results stated in this report are the results from 4 to 5 days of non-stop programming with exams in between. I am really happy though that I decided to Java document everything I did after every few methods.</text:p>
      <text:p text:style-name="P8"/>
      <text:h text:style-name="P16" text:outline-level="2">Log of the project</text:h>
      <text:p text:style-name="P7">Although I had two exams in between, Programming and Mathematics B, I tried to my fullest to complete as much as I could. <text:span text:style-name="T13">Because I pushed everything to my GitHub with proper explanations, I managed to keep a logbook of my coding progress.</text:span> Beneath my log of the last couple of (sleep deprived) days:</text:p>
      <text:p text:style-name="P7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">Day</text:p>
            </table:table-cell>
            <table:table-cell table:style-name="Table1.B1" office:value-type="string">
              <text:p text:style-name="P1">Progress</text:p>
            </table:table-cell>
          </table:table-row>
        </table:table-header-rows>
        <table:table-row>
          <table:table-cell table:style-name="Table1.A2" office:value-type="string">
            <text:p text:style-name="P19">Wednesday 01-02</text:p>
          </table:table-cell>
          <table:table-cell table:style-name="Table1.B2" office:value-type="string">
            <text:p text:style-name="P18">I finally finished my week 7 exercises and started on the project.</text:p>
            <text:p text:style-name="P20">Implementations:</text:p>
            <text:p text:style-name="P20"><text:span text:style-name="T6">Package Board</text:span><text:span text:style-name="T4"> - I implemented the complete game-board class Board. Everything has also been Java documented. JML is also provided. </text:span><text:span text:style-name="T5">Created enumeration Mark.</text:span></text:p>
          </table:table-cell>
        </table:table-row>
        <table:table-row>
          <table:table-cell table:style-name="Table1.A2" office:value-type="string">
            <text:p text:style-name="P19">Thursday 02-02</text:p>
          </table:table-cell>
          <table:table-cell table:style-name="Table1.B2" office:value-type="string">
            <text:p text:style-name="P18">I had my Programming exam. I still was able to <text:span text:style-name="T7">work on the project around this.</text:span></text:p>
            <text:p text:style-name="P21">Implementations:</text:p>
            <text:p text:style-name="P25">Package Board<text:span text:style-name="T8"> – Implemented a jUnit-test for class Board. </text:span><text:span text:style-name="T9">Wrote classes Game, Player, HumanPlayer and Qubic. Wrote JavaDoc for all classes and added JML to most.<text:line-break/></text:span><text:span text:style-name="T12">Package Exceptions</text:span><text:span text:style-name="T9"> – Created a distinct class for the self-coded Exception-classes.</text:span></text:p>
          </table:table-cell>
        </table:table-row>
        <table:table-row>
          <table:table-cell table:style-name="Table1.A2" office:value-type="string">
            <text:p text:style-name="P19">Friday 03-02</text:p>
          </table:table-cell>
          <table:table-cell table:style-name="Table1.B2" office:value-type="string">
            <text:p text:style-name="P29">Today was my Math exam which took up a lot of time. I still did some work on the rounding of some classes.</text:p>
            <text:p text:style-name="P22">Implementations:</text:p>
            <text:p text:style-name="P26"><text:span text:style-name="T4">Package Board</text:span><text:span text:style-name="T10"> – Improving jUnit test, checking the coverage of the test. </text:span><text:span text:style-name="T11">Added the last parts of JML to these classes. Already existing jUnit test now also tests enumeration Mark.</text:span></text:p>
            <text:p text:style-name="P26"><text:span text:style-name="T4">Package Exceptions</text:span><text:span text:style-name="T10"> – Added Java documentation.</text:span></text:p>
          </table:table-cell>
        </table:table-row>
        <table:table-row>
          <table:table-cell table:style-name="Table1.A2" office:value-type="string">
            <text:p text:style-name="P19">Saturday 04-02</text:p>
          </table:table-cell>
          <table:table-cell table:style-name="Table1.B2" office:value-type="string">
            <text:p text:style-name="P30">I started on the networking part of my project today. As I practiced with networking on Wednesday, this was quite the challenge. I have been working <text:soft-page-break/>on it from the morning until 4 am of the next day. But I managed to grasp the concept of networking in one day (!).</text:p>
            <text:p text:style-name="P23">Implementations:</text:p>
            <text:p text:style-name="P27"><text:span text:style-name="T4">Package Board</text:span><text:span text:style-name="T10"> – Added some methods needed for the protocol.</text:span></text:p>
            <text:p text:style-name="P27"><text:span text:style-name="T4">Package Server</text:span><text:span text:style-name="T10"> – Created and (partly) implemented classes Client, Server, ClientHandler, ServerHandler, ServerGame and NetworkPlayer. Created and implemented enumerations ClientMessages and ServerMessages.</text:span></text:p>
          </table:table-cell>
        </table:table-row>
        <table:table-row>
          <table:table-cell table:style-name="Table1.A2" office:value-type="string">
            <text:p text:style-name="P19">Sunday 05-02</text:p>
          </table:table-cell>
          <table:table-cell table:style-name="Table1.B2" office:value-type="string">
            <text:p text:style-name="P31">Today I merely worked on this report and last minute improving some classes.</text:p>
            <text:p text:style-name="P24">Implementations:</text:p>
            <text:p text:style-name="P28"><text:span text:style-name="T4">Package server</text:span><text:span text:style-name="T10"> – Improving and Java documenting classes.</text:span></text:p>
          </table:table-cell>
        </table:table-row>
      </table:table>
      <text:p text:style-name="P7"/>
      <text:p text:style-name="P7"/>
      <text:h text:style-name="P17" text:outline-level="2">Java Documentation</text:h>
      <text:p text:style-name="P9">During the project I added a lot of Java Documentation. I have generated Java docs of every class I wrote and added it in the .zip-file. <text:span text:style-name="T14">Most of my code is properly explained in this documentation.</text:span></text:p>
      <text:p text:style-name="P10">As mentioned before, I didn’t manage to complete the package server. I tried to build as many implementations as possible though.</text:p>
      <text:p text:style-name="P10">I meant to set up the following connection:</text:p>
      <text:list xml:id="list1930959372188127241" text:style-name="L1">
        <text:list-item>
          <text:p text:style-name="P11">A class Server that builds a new server.</text:p>
        </text:list-item>
        <text:list-item>
          <text:p text:style-name="P11">A class Client that creates a new client.</text:p>
        </text:list-item>
        <text:list-item>
          <text:p text:style-name="P11">A class ServerHandler that is set up for every client to communicate with a ClientHandler</text:p>
        </text:list-item>
        <text:list-item>
          <text:p text:style-name="P11">A class ClientHandler that is set up by the server for every client to communicate with the ServerHandler</text:p>
        </text:list-item>
        <text:list-item>
          <text:p text:style-name="P11">A class ServerGame that creates a game especially to be player over a server.</text:p>
        </text:list-item>
        <text:list-item>
          <text:p text:style-name="P11">A class NetworkPlayer to create special players for the ServerGame.</text:p>
        </text:list-item>
        <text:list-item>
          <text:p text:style-name="P11">(A non implemented class ServerPlayer so the information of the game could also be passed on to the clients.)</text:p>
        </text:list-item>
        <text:list-item>
          <text:p text:style-name="P11">Enumerations for the messages for both the serverhandlers and clienthandlers, so commands could be given over the connection between both.</text:p>
        </text:list-item>
      </text:list>
      <text:p text:style-name="P10">Although it isn’t fully implemented, I tried to show that I understood threading was important here and that I knew what was necessary for the connec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10:34:25.623036189</meta:creation-date>
    <dc:date>2017-02-06T00:00:42.922836971</dc:date>
    <meta:editing-duration>PT2M10S</meta:editing-duration>
    <meta:editing-cycles>2</meta:editing-cycles>
    <meta:generator>LibreOffice/5.1.4.2$Linux_X86_64 LibreOffice_project/10m0$Build-2</meta:generator>
    <meta:document-statistic meta:table-count="1" meta:image-count="0" meta:object-count="0" meta:page-count="3" meta:paragraph-count="47" meta:word-count="644" meta:character-count="3889" meta:non-whitespace-character-count="3292"/>
  </office:meta>
</office:document-meta>
</file>